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Helvetica Neue" svg:font-family="&quot;Helvetica Neu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000000" style:font-name="Helvetica Neue" style:font-name-asian="Helvetica Neue" style:font-name-complex="Helvetica Neue"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Helvetica Neue" style:font-name-asian="Helvetica Neue" style:font-name-complex="Helvetica Neue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able-cell-properties style:vertical-align="automatic" fo:wrap-option="wrap"/>
      <style:text-properties fo:color="#000000" style:font-name="Liberation Serif" style:font-name-asian="Liberation Serif" style:font-name-complex="Liberation Serif"/>
    </style:style>
    <style:style style:name="ce8" style:family="table-cell" style:parent-style-name="Default" style:data-style-name="N30">
      <style:table-cell-properties fo:border-top="thin solid #999999" fo:border-bottom="thin solid #999999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0" style:family="table-cell" style:parent-style-name="Hiperlink" style:data-style-name="N0">
      <style:table-cell-properties style:vertical-align="automatic" fo:wrap-option="wrap"/>
      <style:text-properties fo:color="#467886" style:text-underline-style="solid" style:text-underline-type="single"/>
    </style:style>
    <style:style style:name="ce11" style:family="table-cell" style:parent-style-name="Hiperlink" style:data-style-name="N30">
      <style:table-cell-properties fo:border-top="thin solid #999999" fo:border-bottom="thin solid #999999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12" style:family="table-cell" style:parent-style-name="Hiperlink" style:data-style-name="N0">
      <style:text-properties fo:color="#467886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Helvetica Neue" style:font-name-asian="Helvetica Neue" style:font-name-complex="Helvetica Neu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7785cm"/>
    </style:style>
    <style:style style:name="co2" style:family="table-column">
      <style:table-column-properties fo:break-before="auto" style:column-width="10.3928333333333cm"/>
    </style:style>
    <style:style style:name="co3" style:family="table-column">
      <style:table-column-properties fo:break-before="auto" style:column-width="12.27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8.85pt" style:use-optimal-row-height="false" fo:break-before="auto"/>
    </style:style>
    <style:style style:name="ro2" style:family="table-row">
      <style:table-row-properties style:row-height="29.85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ndroid-mvp-architecture</text:p>
          </table:table-cell>
          <table:table-cell office:value-type="string" table:style-name="ce10">
            <text:p><text:a xlink:href="#Planilha1.A1">https://github.com/MindorksOpenSource/android-mvp-architecture</text:a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ndroid-mvp-architecture</text:p>
          </table:table-cell>
          <table:table-cell office:value-type="string" table:style-name="ce10">
            <text:p>https://github.com/janishar/android-mvp-architecture</text:p>
          </table:table-cell>
          <table:table-cell table:style-name="ce2"/>
          <table:table-cell table:number-columns-repeated="16381"/>
        </table:table-row>
        <table:table-row table:style-name="ro3">
          <table:table-cell office:value-type="string" table:style-name="ce2">
            <text:p>android-mvvm-architecture</text:p>
          </table:table-cell>
          <table:table-cell office:value-type="string" table:style-name="ce10">
            <text:p>https://github.com/MindorksOpenSource/android-mvvm-architectur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ndroid-mvvm-architecture</text:p>
          </table:table-cell>
          <table:table-cell office:value-type="string" table:style-name="ce10">
            <text:p>https://github.com/janishar/android-mvvm-architectur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ndroid-samples</text:p>
          </table:table-cell>
          <table:table-cell office:value-type="string" table:style-name="ce10">
            <text:p>https://github.com/googlemaps/android-sampl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ndroid-samples</text:p>
          </table:table-cell>
          <table:table-cell office:value-type="string" table:style-name="ce10">
            <text:p>https://github.com/googlemaps-samples/android-sampl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pollo</text:p>
          </table:table-cell>
          <table:table-cell office:value-type="string" table:style-name="ce10">
            <text:p>https://github.com/ctripcorp/apollo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pollo</text:p>
          </table:table-cell>
          <table:table-cell office:value-type="string" table:style-name="ce10">
            <text:p>https://github.com/apolloconfig/apollo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ssertj</text:p>
          </table:table-cell>
          <table:table-cell office:value-type="string" table:style-name="ce10">
            <text:p>https://github.com/assertj/assertj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ssertj-core</text:p>
          </table:table-cell>
          <table:table-cell office:value-type="string" table:style-name="ce10">
            <text:p>https://github.com/joel-costigliola/assertj-cor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viator</text:p>
          </table:table-cell>
          <table:table-cell office:value-type="string" table:style-name="ce10">
            <text:p>https://github.com/killme2008/aviato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viatorscript</text:p>
          </table:table-cell>
          <table:table-cell office:value-type="string" table:style-name="ce10">
            <text:p>https://github.com/killme2008/aviatorscrip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VLoadingIndicatorView</text:p>
          </table:table-cell>
          <table:table-cell office:value-type="string" table:style-name="ce10">
            <text:p>https://github.com/81813780/AVLoadingIndicatorView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VLoadingIndicatorView</text:p>
          </table:table-cell>
          <table:table-cell office:value-type="string" table:style-name="ce10">
            <text:p>https://github.com/HarlonWang/AVLoadingIndicatorView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CircleProgress</text:p>
          </table:table-cell>
          <table:table-cell office:value-type="string" table:style-name="ce10">
            <text:p>https://github.com/lzyzsd/CircleProgres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CircleProgress</text:p>
          </table:table-cell>
          <table:table-cell office:value-type="string" table:style-name="ce10">
            <text:p>https://github.com/uknownothingsnow/CircleProgres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eeplearning4j</text:p>
          </table:table-cell>
          <table:table-cell office:value-type="string" table:style-name="ce10">
            <text:p>https://github.com/eclipse/deeplearning4j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eeplearning4j</text:p>
          </table:table-cell>
          <table:table-cell office:value-type="string" table:style-name="ce10">
            <text:p>https://github.com/deeplearning4j/deeplearning4j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eeplearning4j-examples</text:p>
          </table:table-cell>
          <table:table-cell office:value-type="string" table:style-name="ce10">
            <text:p>https://github.com/eclipse/deeplearning4j-exampl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eeplearning4j-examples</text:p>
          </table:table-cell>
          <table:table-cell office:value-type="string" table:style-name="ce10">
            <text:p>https://github.com/deeplearning4j/deeplearning4j-exampl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oKit</text:p>
          </table:table-cell>
          <table:table-cell office:value-type="string" table:style-name="ce10">
            <text:p>https://github.com/didi/DoKi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oraemonKit</text:p>
          </table:table-cell>
          <table:table-cell office:value-type="string" table:style-name="ce10">
            <text:p>https://github.com/didi/DoraemonKi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ynamic-datasource</text:p>
          </table:table-cell>
          <table:table-cell office:value-type="string" table:style-name="ce10">
            <text:p>https://github.com/baomidou/dynamic-datasource</text:p>
          </table:table-cell>
          <table:table-cell table:style-name="ce2"/>
          <table:table-cell table:number-columns-repeated="16381"/>
        </table:table-row>
        <table:table-row table:style-name="ro3">
          <table:table-cell office:value-type="string" table:style-name="ce2">
            <text:p>dynamic-datasource-spring-boot-starter</text:p>
          </table:table-cell>
          <table:table-cell office:value-type="string" table:style-name="ce10">
            <text:p>https://github.com/baomidou/dynamic-datasource-spring-boot-starte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failsafe</text:p>
          </table:table-cell>
          <table:table-cell office:value-type="string" table:style-name="ce10">
            <text:p>https://github.com/jhalterman/failsaf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failsafe</text:p>
          </table:table-cell>
          <table:table-cell office:value-type="string" table:style-name="ce10">
            <text:p>https://github.com/failsafe-lib/failsafe</text:p>
          </table:table-cell>
          <table:table-cell table:style-name="ce2"/>
          <table:table-cell table:number-columns-repeated="16381"/>
        </table:table-row>
        <table:table-row table:style-name="ro3">
          <table:table-cell office:value-type="string" table:style-name="ce2">
            <text:p>flink-recommandSystem-demo</text:p>
          </table:table-cell>
          <table:table-cell office:value-type="string" table:style-name="ce10">
            <text:p>https://github.com/CheckChe0803/flink-recommandSystem-demo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flink-recommandSystem-demo</text:p>
          </table:table-cell>
          <table:table-cell office:value-type="string" table:style-name="ce10">
            <text:p>https://github.com/will-che/flink-recommandSystem-demo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gitblit</text:p>
          </table:table-cell>
          <table:table-cell office:value-type="string" table:style-name="ce10">
            <text:p>https://github.com/gitblit/gitbli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gitblit</text:p>
          </table:table-cell>
          <table:table-cell office:value-type="string" table:style-name="ce10">
            <text:p>https://github.com/gitblit-org/gitbli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GitHub-Chinese-Top-Charts</text:p>
          </table:table-cell>
          <table:table-cell office:value-type="string" table:style-name="ce10">
            <text:p>https://github.com/kon9chunkit/GitHub-Chinese-Top-Chart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GitHub-Chinese-Top-Charts</text:p>
          </table:table-cell>
          <table:table-cell office:value-type="string" table:style-name="ce10">
            <text:p>https://github.com/GrowingGit/GitHub-Chinese-Top-Chart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google-signin</text:p>
          </table:table-cell>
          <table:table-cell office:value-type="string" table:style-name="ce10">
            <text:p>https://github.com/react-native-community/google-signin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google-signin</text:p>
          </table:table-cell>
          <table:table-cell office:value-type="string" table:style-name="ce10">
            <text:p>https://github.com/react-native-google-signin/google-signin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elidon</text:p>
          </table:table-cell>
          <table:table-cell office:value-type="string" table:style-name="ce10">
            <text:p>https://github.com/oracle/helidon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elidon</text:p>
          </table:table-cell>
          <table:table-cell office:value-type="string" table:style-name="ce10">
            <text:p>https://github.com/helidon-io/helidon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MCL</text:p>
          </table:table-cell>
          <table:table-cell office:value-type="string" table:style-name="ce10">
            <text:p>https://github.com/huanghongxun/HMCL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MCL</text:p>
          </table:table-cell>
          <table:table-cell office:value-type="string" table:style-name="ce10">
            <text:p>https://github.com/HMCL-dev/HMCL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ope-boot</text:p>
          </table:table-cell>
          <table:table-cell office:value-type="string" table:style-name="ce10">
            <text:p>https://github.com/hope-for/hope-boo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ope-boot</text:p>
          </table:table-cell>
          <table:table-cell office:value-type="string" table:style-name="ce10">
            <text:p>https://github.com/java-aodeng/hope-boo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utool</text:p>
          </table:table-cell>
          <table:table-cell office:value-type="string" table:style-name="ce10">
            <text:p>https://github.com/looly/hutool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utool</text:p>
          </table:table-cell>
          <table:table-cell office:value-type="string" table:style-name="ce10">
            <text:p>https://github.com/dromara/hutool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ava-Tutorial</text:p>
          </table:table-cell>
          <table:table-cell office:value-type="string" table:style-name="ce10">
            <text:p>https://github.com/h2pl/Java-Tutorial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avaTutorial</text:p>
          </table:table-cell>
          <table:table-cell office:value-type="string" table:style-name="ce10">
            <text:p>https://github.com/h2pl/JavaTutorial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edis</text:p>
          </table:table-cell>
          <table:table-cell office:value-type="string" table:style-name="ce10">
            <text:p>https://github.com/xetorthio/jedi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edis</text:p>
          </table:table-cell>
          <table:table-cell office:value-type="string" table:style-name="ce10">
            <text:p>https://github.com/redis/jedi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etty.project</text:p>
          </table:table-cell>
          <table:table-cell office:value-type="string" table:style-name="ce10">
            <text:p>https://github.com/eclipse/jetty.projec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etty.project</text:p>
          </table:table-cell>
          <table:table-cell office:value-type="string" table:style-name="ce10">
            <text:p>https://github.com/jetty/jetty.projec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Foenix</text:p>
          </table:table-cell>
          <table:table-cell office:value-type="string" table:style-name="ce10">
            <text:p>https://github.com/jfoenixadmin/JFoenix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Foenix</text:p>
          </table:table-cell>
          <table:table-cell office:value-type="string" table:style-name="ce10">
            <text:p>https://github.com/sshahine/JFoenix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sBridge</text:p>
          </table:table-cell>
          <table:table-cell office:value-type="string" table:style-name="ce10">
            <text:p>https://github.com/lzyzsd/JsBridg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sBridge</text:p>
          </table:table-cell>
          <table:table-cell office:value-type="string" table:style-name="ce10">
            <text:p>https://github.com/uknownothingsnow/JsBridg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karate</text:p>
          </table:table-cell>
          <table:table-cell office:value-type="string" table:style-name="ce10">
            <text:p>https://github.com/intuit/karat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karate</text:p>
          </table:table-cell>
          <table:table-cell office:value-type="string" table:style-name="ce10">
            <text:p>https://github.com/karatelabs/karat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eafPic</text:p>
          </table:table-cell>
          <table:table-cell office:value-type="string" table:style-name="ce10">
            <text:p>https://github.com/HoraApps/LeafPic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2">
            <text:p>LeafPic</text:p>
          </table:table-cell>
          <table:table-cell office:value-type="string" table:style-name="ce10">
            <text:p>https://github.com/UnevenSoftware/LeafPic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ettuce</text:p>
          </table:table-cell>
          <table:table-cell office:value-type="string" table:style-name="ce10">
            <text:p>https://github.com/redis/lettuc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ettuce-core</text:p>
          </table:table-cell>
          <table:table-cell office:value-type="string" table:style-name="ce10">
            <text:p>https://github.com/lettuce-io/lettuce-core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ogstash-logback-encoder</text:p>
          </table:table-cell>
          <table:table-cell office:value-type="string" table:style-name="ce10">
            <text:p>https://github.com/logstash/logstash-logback-encode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ogstash-logback-encoder</text:p>
          </table:table-cell>
          <table:table-cell office:value-type="string" table:style-name="ce10">
            <text:p>https://github.com/logfellow/logstash-logback-encode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Webporter</text:p>
          </table:table-cell>
          <table:table-cell office:value-type="string" table:style-name="ce10">
            <text:p>https://github.com/brianway/Webporte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webporter</text:p>
          </table:table-cell>
          <table:table-cell office:value-type="string" table:style-name="ce10">
            <text:p>https://github.com/brianway/webporte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Webmagic</text:p>
          </table:table-cell>
          <table:table-cell office:value-type="string" table:style-name="ce10">
            <text:p>https://github.com/code4craft/Webmagic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webmagic</text:p>
          </table:table-cell>
          <table:table-cell office:value-type="string" table:style-name="ce10">
            <text:p>https://github.com/code4craft/webmagic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Web3j</text:p>
          </table:table-cell>
          <table:table-cell office:value-type="string" table:style-name="ce10">
            <text:p>https://github.com/Web3j/Web3j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web3j</text:p>
          </table:table-cell>
          <table:table-cell office:value-type="string" table:style-name="ce10">
            <text:p>https://github.com/hyperledger/web3j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physical-Web</text:p>
          </table:table-cell>
          <table:table-cell office:value-type="string" table:style-name="ce10">
            <text:p>https://github.com/google/physical-Web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physical-web</text:p>
          </table:table-cell>
          <table:table-cell office:value-type="string" table:style-name="ce10">
            <text:p>https://github.com/google/physical-web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awnchair</text:p>
          </table:table-cell>
          <table:table-cell office:value-type="string" table:style-name="ce10">
            <text:p>https://github.com/LawnchairLauncher/Lawnchai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awnchair</text:p>
          </table:table-cell>
          <table:table-cell office:value-type="string" table:style-name="ce10">
            <text:p>https://github.com/LawnchairLauncher/lawnchair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eecg-boot</text:p>
          </table:table-cell>
          <table:table-cell office:value-type="string" table:style-name="ce10">
            <text:p>https://github.com/zhangdaiscott/jeecg-boo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jeecg-boot</text:p>
          </table:table-cell>
          <table:table-cell office:value-type="string" table:style-name="ce10">
            <text:p>https://github.com/jeecgboot/jeecg-boot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sWeb-framework</text:p>
          </table:table-cell>
          <table:table-cell office:value-type="string" table:style-name="ce10">
            <text:p>https://github.com/hs-Web/hsWeb-framework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sweb-framework</text:p>
          </table:table-cell>
          <table:table-cell office:value-type="string" table:style-name="ce10">
            <text:p>https://github.com/hs-web/hsweb-framework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hmily</text:p>
          </table:table-cell>
          <table:table-cell office:value-type="string" table:style-name="ce10">
            <text:p>https://github.com/Dromara/hmily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2">
            <text:p>hmily</text:p>
          </table:table-cell>
          <table:table-cell office:value-type="string" table:style-name="ce10">
            <text:p>https://github.com/dromara/hmily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atahub</text:p>
          </table:table-cell>
          <table:table-cell office:value-type="string" table:style-name="ce10">
            <text:p>https://github.com/linkedin/datahub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datahub</text:p>
          </table:table-cell>
          <table:table-cell office:value-type="string" table:style-name="ce10">
            <text:p>https://github.com/datahub-project/datahub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ndroid-job</text:p>
          </table:table-cell>
          <table:table-cell office:value-type="string" table:style-name="ce10">
            <text:p>https://github.com/evernote/android-job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2">
            <text:p>android-job</text:p>
          </table:table-cell>
          <table:table-cell office:value-type="string" table:style-name="ce10">
            <text:p>https://github.com/Evernote/android-job</text:p>
          </table:table-cell>
          <table:table-cell table:style-name="ce2"/>
          <table:table-cell table:number-columns-repeated="16381"/>
        </table:table-row>
        <table:table-row table:style-name="ro3">
          <table:table-cell office:value-type="string" table:style-name="ce2">
            <text:p>android-interview-questions</text:p>
          </table:table-cell>
          <table:table-cell office:value-type="string" table:style-name="ce10">
            <text:p>https://github.com/MindorksOpenSource/android-interview-question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android-interview-questions</text:p>
          </table:table-cell>
          <table:table-cell office:value-type="string" table:style-name="ce10">
            <text:p>https://github.com/amitshekhariitbhu/android-interview-question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logging-flume</text:p>
          </table:table-cell>
          <table:table-cell office:value-type="string" table:style-name="ce10">
            <text:p>https://github.com/apache/logging-flume</text:p>
          </table:table-cell>
          <table:table-cell office:value-type="string" table:style-name="ce4">
            <text:p>Repositório<text:s/><text:span text:style-name="T3">https://github.com/apache/flume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dolphinscheduler</text:p>
          </table:table-cell>
          <table:table-cell office:value-type="string" table:style-name="ce10">
            <text:p>https://github.com/apache/dolphinscheduler</text:p>
          </table:table-cell>
          <table:table-cell office:value-type="string" table:style-name="ce5">
            <text:p>Repositório<text:s/><text:span text:style-name="T3">https://github.com/apache/incubator-dolphinscheduler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inot</text:p>
          </table:table-cell>
          <table:table-cell office:value-type="string" table:style-name="ce10">
            <text:p>https://github.com/apache/pinot</text:p>
          </table:table-cell>
          <table:table-cell office:value-type="string" table:style-name="ce4">
            <text:p>Repositório https://github.com/apache/incubator-pinot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leet-code</text:p>
          </table:table-cell>
          <table:table-cell office:value-type="string" table:style-name="ce10">
            <text:p>https://github.com/awangdev/leet-code</text:p>
          </table:table-cell>
          <table:table-cell office:value-type="string" table:style-name="ce6">
            <text:p>Repositório<text:s/><text:span text:style-name="T3">https://github.com/awangdev/LintCode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inned-section-listview</text:p>
          </table:table-cell>
          <table:table-cell office:value-type="string" table:style-name="ce10">
            <text:p>https://github.com/sergejsha/pinned-section-listview</text:p>
          </table:table-cell>
          <table:table-cell office:value-type="string" table:style-name="ce2">
            <text:p>Repositório https://github.com/beworker/pinned-section-listview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hotoView</text:p>
          </table:table-cell>
          <table:table-cell office:value-type="string" table:style-name="ce10">
            <text:p>https://github.com/Baseflow/PhotoView</text:p>
          </table:table-cell>
          <table:table-cell office:value-type="string" table:style-name="ce2">
            <text:p>Repositório https://github.com/chrisbanes/PhotoView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henyu</text:p>
          </table:table-cell>
          <table:table-cell office:value-type="string" table:style-name="ce10">
            <text:p>https://github.com/apache/shenyu</text:p>
          </table:table-cell>
          <table:table-cell office:value-type="string" table:style-name="ce3">
            <text:p><text:span text:style-name="T1">Repositório<text:s/></text:span><text:span text:style-name="T3">https://github.com/Dromara/soul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openj9</text:p>
          </table:table-cell>
          <table:table-cell office:value-type="string" table:style-name="ce10">
            <text:p>https://github.com/eclipse-openj9/openj9</text:p>
          </table:table-cell>
          <table:table-cell office:value-type="string" table:style-name="ce2">
            <text:p>Repositório https://github.com/eclipse/openj9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fbsdk</text:p>
          </table:table-cell>
          <table:table-cell office:value-type="string" table:style-name="ce10">
            <text:p>https://github.com/facebookarchive/react-native-fbsdk</text:p>
          </table:table-cell>
          <table:table-cell office:value-type="string" table:style-name="ce3">
            <text:p><text:span text:style-name="T1">Repositório<text:s/></text:span><text:span text:style-name="T3">https://github.com/facebook/react-native-fbsdk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himmer-android</text:p>
          </table:table-cell>
          <table:table-cell office:value-type="string" table:style-name="ce10">
            <text:p>https://github.com/facebookarchive/shimmer-android</text:p>
          </table:table-cell>
          <table:table-cell office:value-type="string" table:style-name="ce4">
            <text:p>Repositório<text:s/><text:span text:style-name="T3">https://github.com/facebook/shimmer-android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tetho</text:p>
          </table:table-cell>
          <table:table-cell office:value-type="string" table:style-name="ce10">
            <text:p>https://github.com/facebookarchive/stetho</text:p>
          </table:table-cell>
          <table:table-cell office:value-type="string" table:style-name="ce3">
            <text:p><text:span text:style-name="T1">Repositório<text:s/></text:span><text:span text:style-name="T3">https://github.com/facebook/stetho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tink</text:p>
          </table:table-cell>
          <table:table-cell office:value-type="string" table:style-name="ce10">
            <text:p>https://github.com/tink-crypto/tink</text:p>
          </table:table-cell>
          <table:table-cell office:value-type="string" table:style-name="ce3">
            <text:p>Repositório https://github.com/google/tink</text:p>
            <text:p/>
          </table:table-cell>
          <table:table-cell table:number-columns-repeated="16381"/>
        </table:table-row>
        <table:table-row table:style-name="ro4">
          <table:table-cell office:value-type="string" table:style-name="ce2">
            <text:p>wycheproof</text:p>
          </table:table-cell>
          <table:table-cell office:value-type="string" table:style-name="ce10">
            <text:p>https://github.com/C2SP/wycheproof</text:p>
          </table:table-cell>
          <table:table-cell office:value-type="string" table:style-name="ce3">
            <text:p><text:span text:style-name="T1">Repositório<text:s/></text:span><text:span text:style-name="T3">https://github.com/google/wycheproof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typedb</text:p>
          </table:table-cell>
          <table:table-cell office:value-type="string" table:style-name="ce10">
            <text:p>https://github.com/vaticle/typedb</text:p>
          </table:table-cell>
          <table:table-cell office:value-type="string" table:style-name="ce4">
            <text:p>Repositório https://github.com/graknlabs/grakn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tray</text:p>
          </table:table-cell>
          <table:table-cell office:value-type="string" table:style-name="ce10">
            <text:p>https://github.com/GCX-HCI/tray</text:p>
          </table:table-cell>
          <table:table-cell office:value-type="string" table:style-name="ce3">
            <text:p><text:span text:style-name="T1">Repositório<text:s/></text:span>https://github.com/grandcentrix/tray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XPopup</text:p>
          </table:table-cell>
          <table:table-cell office:value-type="string" table:style-name="ce10">
            <text:p>https://github.com/junixapp/XPopup</text:p>
          </table:table-cell>
          <table:table-cell office:value-type="string" table:style-name="ce3">
            <text:p><text:span text:style-name="T1">Repositório<text:s/></text:span><text:span text:style-name="T3">https://github.com/li-xiaojun/XPopup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nalysis-ik</text:p>
          </table:table-cell>
          <table:table-cell office:value-type="string" table:style-name="ce10">
            <text:p>https://github.com/infinilabs/analysis-ik</text:p>
          </table:table-cell>
          <table:table-cell office:value-type="string" table:style-name="ce5">
            <text:p><text:span text:style-name="T6">Repositório<text:s/></text:span><text:span text:style-name="T5">https://github.com/medcl/elasticsearch-analysis-ik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nalysis-pinyin</text:p>
          </table:table-cell>
          <table:table-cell office:value-type="string" table:style-name="ce10">
            <text:p>https://github.com/infinilabs/analysis-pinyin</text:p>
          </table:table-cell>
          <table:table-cell office:value-type="string" table:style-name="ce5">
            <text:p>Repositório<text:s/><text:span text:style-name="T3">https://github.com/medcl/elasticsearch-analysis-pinyin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GmsCore</text:p>
          </table:table-cell>
          <table:table-cell office:value-type="string" table:style-name="ce10">
            <text:p>https://github.com/microg/GmsCore</text:p>
          </table:table-cell>
          <table:table-cell office:value-type="string" table:style-name="ce5">
            <text:p>Repositório https://github.com/microg/android_packages_apps_GmsCor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RDownloader</text:p>
          </table:table-cell>
          <table:table-cell office:value-type="string" table:style-name="ce10">
            <text:p>https://github.com/amitshekhariitbhu/PRDownloader</text:p>
          </table:table-cell>
          <table:table-cell office:value-type="string" table:style-name="ce2">
            <text:p>Repositório https://github.com/MindorksOpenSource/PRDownloader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inpoint</text:p>
          </table:table-cell>
          <table:table-cell office:value-type="string" table:style-name="ce10">
            <text:p>https://github.com/pinpoint-apm/pinpoint</text:p>
          </table:table-cell>
          <table:table-cell office:value-type="string" table:style-name="ce2">
            <text:p>Repositório https://github.com/naver/pinpoint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materialish-progress</text:p>
          </table:table-cell>
          <table:table-cell office:value-type="string" table:style-name="ce10">
            <text:p>https://github.com/nico2sh/materialish-progress</text:p>
          </table:table-cell>
          <table:table-cell office:value-type="string" table:style-name="ce2">
            <text:p>Repositório https://github.com/pnikosis/materialish-progress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xAndroidBle</text:p>
          </table:table-cell>
          <table:table-cell office:value-type="string" table:style-name="ce10">
            <text:p>https://github.com/dariuszseweryn/RxAndroidBle</text:p>
          </table:table-cell>
          <table:table-cell office:value-type="string" table:style-name="ce3">
            <text:p><text:span text:style-name="T1">Repositório<text:s/></text:span><text:span text:style-name="T3">https://github.com/Polidea/RxAndroidBle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camera</text:p>
          </table:table-cell>
          <table:table-cell office:value-type="string" table:style-name="ce10">
            <text:p>https://github.com/react-native-camera/react-native-camera</text:p>
          </table:table-cell>
          <table:table-cell office:value-type="string" table:style-name="ce2">
            <text:p>Repositório https://github.com/react-native-community/react-native-camer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react-native-image-picker</text:p>
          </table:table-cell>
          <table:table-cell office:value-type="string" table:style-name="ce10">
            <text:p>https://github.com/react-native-image-picker/react-native-image-picker</text:p>
          </table:table-cell>
          <table:table-cell office:value-type="string" table:style-name="ce3">
            <text:p><text:span text:style-name="T1">Repositório<text:s/></text:span><text:span text:style-name="T3">https://github.com/react-native-community/react-native-image-picker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share</text:p>
          </table:table-cell>
          <table:table-cell office:value-type="string" table:style-name="ce10">
            <text:p>https://github.com/react-native-share/react-native-share</text:p>
          </table:table-cell>
          <table:table-cell office:value-type="string" table:style-name="ce3">
            <text:p><text:span text:style-name="T1">Repositório<text:s/></text:span><text:span text:style-name="T3">https://github.com/react-native-community/react-native-share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svg</text:p>
          </table:table-cell>
          <table:table-cell office:value-type="string" table:style-name="ce10">
            <text:p>https://github.com/software-mansion/react-native-svg</text:p>
          </table:table-cell>
          <table:table-cell office:value-type="string" table:style-name="ce3">
            <text:p><text:span text:style-name="T1">Repositório<text:s/></text:span><text:span text:style-name="T3">https://github.com/react-native-community/react-native-svg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video</text:p>
          </table:table-cell>
          <table:table-cell office:value-type="string" table:style-name="ce10">
            <text:p>https://github.com/TheWidlarzGroup/react-native-video</text:p>
          </table:table-cell>
          <table:table-cell office:value-type="string" table:style-name="ce3">
            <text:p><text:span text:style-name="T1">Repositório<text:s/></text:span><text:span text:style-name="T3">https://github.com/react-native-community/react-native-video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DE-Interview-Questions</text:p>
          </table:table-cell>
          <table:table-cell office:value-type="string" table:style-name="ce10">
            <text:p>https://github.com/twowaits/SDE-Interview-Questions</text:p>
          </table:table-cell>
          <table:table-cell office:value-type="string" table:style-name="ce3">
            <text:p><text:span text:style-name="T1">Repositório<text:s/></text:span><text:span text:style-name="T3">https://github.com/rishabh115/SDE-Interview-Questions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lombok</text:p>
          </table:table-cell>
          <table:table-cell office:value-type="string" table:style-name="ce10">
            <text:p>https://github.com/projectlombok/lombok</text:p>
          </table:table-cell>
          <table:table-cell office:value-type="string" table:style-name="ce2">
            <text:p>Repositório https://github.com/rzwitserloot/lombok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NiftyDialogEffects</text:p>
          </table:table-cell>
          <table:table-cell office:value-type="string" table:style-name="ce10">
            <text:p>https://github.com/litao0621/NiftyDialogEffects</text:p>
          </table:table-cell>
          <table:table-cell office:value-type="string" table:style-name="ce2">
            <text:p>Repositório https://github.com/sd6352051/NiftyDialogEffects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incubator-seata</text:p>
          </table:table-cell>
          <table:table-cell office:value-type="string" table:style-name="ce10">
            <text:p>https://github.com/apache/incubator-seata</text:p>
          </table:table-cell>
          <table:table-cell office:value-type="string" table:style-name="ce6">
            <text:p>Repositório<text:s/><text:span text:style-name="T5">https://github.com/seata/seata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boot-guide</text:p>
          </table:table-cell>
          <table:table-cell office:value-type="string" table:style-name="ce10">
            <text:p>https://github.com/CodingDocs/springboot-guide</text:p>
          </table:table-cell>
          <table:table-cell office:value-type="string" table:style-name="ce3">
            <text:p><text:span text:style-name="T1">Repositório<text:s/></text:span><text:span text:style-name="T3">https://github.com/Snailclimb/springboot-guide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-mvc-showcase</text:p>
          </table:table-cell>
          <table:table-cell office:value-type="string" table:style-name="ce10">
            <text:p>https://github.com/spring-attic/spring-mvc-showcase</text:p>
          </table:table-cell>
          <table:table-cell office:value-type="string" table:style-name="ce3">
            <text:p>Repositório https://github.com/spring-projects/spring-mvc-showcas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-security-oauth</text:p>
          </table:table-cell>
          <table:table-cell office:value-type="string" table:style-name="ce10">
            <text:p>https://github.com/spring-attic/spring-security-oauth</text:p>
          </table:table-cell>
          <table:table-cell office:value-type="string" table:style-name="ce3">
            <text:p><text:span text:style-name="T1">Repositório<text:s/></text:span><text:span text:style-name="T3">https://github.com/spring-projects/spring-security-oauth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wiremock</text:p>
          </table:table-cell>
          <table:table-cell office:value-type="string" table:style-name="ce10">
            <text:p>https://github.com/wiremock/wiremock</text:p>
          </table:table-cell>
          <table:table-cell office:value-type="string" table:style-name="ce3">
            <text:p><text:span text:style-name="T1">Repositório<text:s/></text:span><text:span text:style-name="T3">https://github.com/tomakehurst/wiremock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im-server</text:p>
          </table:table-cell>
          <table:table-cell office:value-type="string" table:style-name="ce10">
            <text:p>https://github.com/wildfirechat/im-server</text:p>
          </table:table-cell>
          <table:table-cell office:value-type="string" table:style-name="ce5">
            <text:p><text:span text:style-name="T6">Repositório<text:s/></text:span>https://github.com/wildfirechat/server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YCAppTool</text:p>
          </table:table-cell>
          <table:table-cell office:value-type="string" table:style-name="ce10">
            <text:p>https://github.com/yangchong211/YCAppTool</text:p>
          </table:table-cell>
          <table:table-cell office:value-type="string" table:style-name="ce6">
            <text:p><text:span text:style-name="T1">Repositório<text:s/></text:span>https://github.com/yangchong211/LifeHelper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Boot-Labs</text:p>
          </table:table-cell>
          <table:table-cell office:value-type="string" table:style-name="ce10">
            <text:p>https://github.com/yudaocode/SpringBoot-Labs</text:p>
          </table:table-cell>
          <table:table-cell office:value-type="string" table:style-name="ce3">
            <text:p><text:span text:style-name="T1">Repositório<text:s/></text:span><text:span text:style-name="T3">https://github.com/yudaocode/SpringBoot-Labs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yudao-cloud</text:p>
          </table:table-cell>
          <table:table-cell office:value-type="string" table:style-name="ce10">
            <text:p>https://github.com/YunaiV/yudao-cloud</text:p>
          </table:table-cell>
          <table:table-cell office:value-type="string" table:style-name="ce5">
            <text:p><text:span text:style-name="T6">Repositório<text:s/></text:span><text:span text:style-name="T3">https://github.com/YunaiV/onemall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zfile</text:p>
          </table:table-cell>
          <table:table-cell office:value-type="string" table:style-name="ce10">
            <text:p>https://github.com/zfile-dev/zfile</text:p>
          </table:table-cell>
          <table:table-cell office:value-type="string" table:style-name="ce7">
            <text:p><text:span text:style-name="T4">Repositório<text:s/></text:span><text:span text:style-name="T7">https://github.com/zhaojun1998/zfile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lamp-cloud</text:p>
          </table:table-cell>
          <table:table-cell office:value-type="string" table:style-name="ce10">
            <text:p>https://github.com/dromara/lamp-cloud</text:p>
          </table:table-cell>
          <table:table-cell office:value-type="string" table:style-name="ce5">
            <text:p>Repositório https://github.com/zuihou/zuihou-admin-cloud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incubator-dolphinscheduler</text:p>
          </table:table-cell>
          <table:table-cell office:value-type="string" table:style-name="ce10">
            <text:p>https://github.com/apache/incubator-dolphinscheduler</text:p>
          </table:table-cell>
          <table:table-cell office:value-type="string" table:style-name="ce3">
            <text:p><text:span text:style-name="T1">Alterado para o<text:s/></text:span>https://github.com/apache/dolphinscheduler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incubator-pinot</text:p>
          </table:table-cell>
          <table:table-cell office:value-type="string" table:style-name="ce10">
            <text:p>https://github.com/apache/incubator-pinot</text:p>
          </table:table-cell>
          <table:table-cell office:value-type="string" table:style-name="ce3">
            <text:p><text:span text:style-name="T1">Alterado para o<text:s/></text:span>https://github.com/apache/pinot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wycheproof</text:p>
          </table:table-cell>
          <table:table-cell office:value-type="string" table:style-name="ce10">
            <text:p>https://github.com/google/wycheproof</text:p>
          </table:table-cell>
          <table:table-cell office:value-type="string" table:style-name="ce3">
            <text:p><text:span text:style-name="T1">Alterado para o https://github.com/C2SP/wycheproof</text:span><text:span text:style-name="T1"/></text:p>
            <text:p/>
          </table:table-cell>
          <table:table-cell table:number-columns-repeated="16381"/>
        </table:table-row>
        <table:table-row table:style-name="ro4">
          <table:table-cell office:value-type="string" table:style-name="ce2">
            <text:p>XPopup</text:p>
          </table:table-cell>
          <table:table-cell office:value-type="string" table:style-name="ce10">
            <text:p>https://github.com/li-xiaojun/XPopup</text:p>
          </table:table-cell>
          <table:table-cell office:value-type="string" table:style-name="ce3">
            <text:p><text:span text:style-name="T1">Alterado para o<text:s/></text:span><text:span text:style-name="T3">https://github.com/junixapp/XPopup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grakn</text:p>
          </table:table-cell>
          <table:table-cell office:value-type="string" table:style-name="ce10">
            <text:p>https://github.com/graknlabs/grakn</text:p>
          </table:table-cell>
          <table:table-cell office:value-type="string" table:style-name="ce3">
            <text:p>Alterado para o <text:s/>https://github.com/vaticle/typedb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LifeHelper</text:p>
          </table:table-cell>
          <table:table-cell office:value-type="string" table:style-name="ce10">
            <text:p>https://github.com/yangchong211/LifeHelper</text:p>
          </table:table-cell>
          <table:table-cell office:value-type="string" table:style-name="ce3">
            <text:p><text:span text:style-name="T1">Alterado para o<text:s/></text:span>https://github.com/yangchong211/YCAppTool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zfile</text:p>
          </table:table-cell>
          <table:table-cell office:value-type="string" table:style-name="ce10">
            <text:p>https://github.com/zhaojun1998/zfile</text:p>
          </table:table-cell>
          <table:table-cell office:value-type="string" table:style-name="ce3">
            <text:p>Alterado para o https://github.com/zfile-dev/zfil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RDownloader</text:p>
          </table:table-cell>
          <table:table-cell office:value-type="string" table:style-name="ce10">
            <text:p>https://github.com/MindorksOpenSource/PRDownloader</text:p>
          </table:table-cell>
          <table:table-cell office:value-type="string" table:style-name="ce2">
            <text:p>Alterado para o https://github.com/amitshekhariitbhu/PRDownloader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eata</text:p>
          </table:table-cell>
          <table:table-cell office:value-type="string" table:style-name="ce10">
            <text:p>https://github.com/seata/seata</text:p>
          </table:table-cell>
          <table:table-cell office:value-type="string" table:style-name="ce3">
            <text:p><text:span text:style-name="T1">Alterado para o<text:s/></text:span>https://github.com/apache/incubator-seata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flume</text:p>
          </table:table-cell>
          <table:table-cell office:value-type="string" table:style-name="ce10">
            <text:p>https://github.com/apache/flume</text:p>
          </table:table-cell>
          <table:table-cell office:value-type="string" table:style-name="ce3">
            <text:p><text:span text:style-name="T1">Alterado para o<text:s/></text:span><text:span text:style-name="T3">https://github.com/apache/logging-flume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oul</text:p>
          </table:table-cell>
          <table:table-cell office:value-type="string" table:style-name="ce10">
            <text:p>https://github.com/Dromara/soul</text:p>
          </table:table-cell>
          <table:table-cell office:value-type="string" table:style-name="ce3">
            <text:p><text:span text:style-name="T1">Alterado para o<text:s/></text:span>https://github.com/apache/shenyu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LintCode</text:p>
          </table:table-cell>
          <table:table-cell office:value-type="string" table:style-name="ce10">
            <text:p>https://github.com/awangdev/LintCode</text:p>
          </table:table-cell>
          <table:table-cell office:value-type="string" table:style-name="ce3">
            <text:p><text:span text:style-name="T1">Alterado para o<text:s/></text:span>https://github.com/awangdev/leet-cod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hotoView</text:p>
          </table:table-cell>
          <table:table-cell office:value-type="string" table:style-name="ce10">
            <text:p>https://github.com/chrisbanes/PhotoView</text:p>
          </table:table-cell>
          <table:table-cell office:value-type="string" table:style-name="ce2">
            <text:p>Alterado para o https://github.com/Baseflow/PhotoView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boot-guide</text:p>
          </table:table-cell>
          <table:table-cell office:value-type="string" table:style-name="ce10">
            <text:p>https://github.com/Snailclimb/springboot-guide</text:p>
          </table:table-cell>
          <table:table-cell office:value-type="string" table:style-name="ce3">
            <text:p>Alterado para o https://github.com/CodingDocs/springboot-guid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xAndroidBle</text:p>
          </table:table-cell>
          <table:table-cell office:value-type="string" table:style-name="ce10">
            <text:p>https://github.com/Polidea/RxAndroidBle</text:p>
          </table:table-cell>
          <table:table-cell office:value-type="string" table:style-name="ce3">
            <text:p><text:span text:style-name="T1">Alterado para o<text:s/></text:span><text:span text:style-name="T3">https://github.com/dariuszseweryn/RxAndroidBle</text:span>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zuihou-admin-cloud</text:p>
          </table:table-cell>
          <table:table-cell office:value-type="string" table:style-name="ce11">
            <text:p><text:a xlink:href="https://github.com/zuihou/zuihou-admin-cloud">https://github.com/zuihou/zuihou-admin-cloud</text:a></text:p>
          </table:table-cell>
          <table:table-cell office:value-type="string" table:style-name="ce3">
            <text:p><text:span text:style-name="T1">Alterado para o<text:s/></text:span>https://github.com/dromara/lamp-cloud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openj9</text:p>
          </table:table-cell>
          <table:table-cell office:value-type="string" table:style-name="ce10">
            <text:p>https://github.com/eclipse/openj9</text:p>
          </table:table-cell>
          <table:table-cell office:value-type="string" table:style-name="ce2">
            <text:p>Alterado para o https://github.com/eclipse-openj9/openj9</text:p>
            <text:p/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fbsdk</text:p>
          </table:table-cell>
          <table:table-cell office:value-type="string" table:style-name="ce10">
            <text:p>https://github.com/facebook/react-native-fbsdk</text:p>
          </table:table-cell>
          <table:table-cell office:value-type="string" table:style-name="ce3">
            <text:p>Alterado para o https://github.com/facebookarchive/react-native-fbsdk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himmer-android</text:p>
          </table:table-cell>
          <table:table-cell office:value-type="string" table:style-name="ce10">
            <text:p>https://github.com/facebook/shimmer-android</text:p>
          </table:table-cell>
          <table:table-cell office:value-type="string" table:style-name="ce3">
            <text:p>Alterado para o https://github.com/facebookarchive/shimmer-android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tetho</text:p>
          </table:table-cell>
          <table:table-cell office:value-type="string" table:style-name="ce10">
            <text:p>https://github.com/facebook/stetho</text:p>
          </table:table-cell>
          <table:table-cell office:value-type="string" table:style-name="ce3">
            <text:p>Alterado para o https://github.com/facebookarchive/stetho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tray</text:p>
          </table:table-cell>
          <table:table-cell office:value-type="string" table:style-name="ce10">
            <text:p>https://github.com/grandcentrix/tray</text:p>
          </table:table-cell>
          <table:table-cell office:value-type="string" table:style-name="ce3">
            <text:p>Alterado para o https://github.com/GCX-HCI/tray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elasticsearch-analysis-ik</text:p>
          </table:table-cell>
          <table:table-cell office:value-type="string" table:style-name="ce10">
            <text:p>https://github.com/medcl/elasticsearch-analysis-ik</text:p>
          </table:table-cell>
          <table:table-cell office:value-type="string" table:style-name="ce3">
            <text:p><text:span text:style-name="T1">Alterado para o<text:s/></text:span>https://github.com/infinilabs/analysis-ik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elasticsearch-analysis-pinyin</text:p>
          </table:table-cell>
          <table:table-cell office:value-type="string" table:style-name="ce10">
            <text:p>https://github.com/medcl/elasticsearch-analysis-pinyin</text:p>
          </table:table-cell>
          <table:table-cell office:value-type="string" table:style-name="ce3">
            <text:p>Alterado para o https://github.com/infinilabs/analysis-pinyin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NiftyDialogEffects</text:p>
          </table:table-cell>
          <table:table-cell office:value-type="string" table:style-name="ce10">
            <text:p>https://github.com/sd6352051/NiftyDialogEffects</text:p>
          </table:table-cell>
          <table:table-cell office:value-type="string" table:style-name="ce2">
            <text:p>Alterado para o https://github.com/litao0621/NiftyDialogEffects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android_packages_apps_GmsCore</text:p>
          </table:table-cell>
          <table:table-cell office:value-type="string" table:style-name="ce10">
            <text:p>https://github.com/microg/android_packages_apps_GmsCore</text:p>
          </table:table-cell>
          <table:table-cell office:value-type="string" table:style-name="ce3">
            <text:p>Alterado para o https://github.com/microg/GmsCor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materialish-progress</text:p>
          </table:table-cell>
          <table:table-cell office:value-type="string" table:style-name="ce10">
            <text:p>https://github.com/pnikosis/materialish-progress</text:p>
          </table:table-cell>
          <table:table-cell office:value-type="string" table:style-name="ce2">
            <text:p>Alterado para o https://github.com/nico2sh/materialish-progress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inpoint</text:p>
          </table:table-cell>
          <table:table-cell office:value-type="string" table:style-name="ce10">
            <text:p>https://github.com/naver/pinpoint</text:p>
          </table:table-cell>
          <table:table-cell office:value-type="string" table:style-name="ce2">
            <text:p>Alterado para o https://github.com/pinpoint-apm/pinpoint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lombok</text:p>
          </table:table-cell>
          <table:table-cell office:value-type="string" table:style-name="ce10">
            <text:p>https://github.com/rzwitserloot/lombok</text:p>
          </table:table-cell>
          <table:table-cell office:value-type="string" table:style-name="ce2">
            <text:p>Alterado para o https://github.com/projectlombok/lombok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camera</text:p>
          </table:table-cell>
          <table:table-cell office:value-type="string" table:style-name="ce10">
            <text:p>https://github.com/react-native-community/react-native-camera</text:p>
          </table:table-cell>
          <table:table-cell office:value-type="string" table:style-name="ce2">
            <text:p>Alterado para o https://github.com/react-native-camera/react-native-camera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react-native-image-picker</text:p>
          </table:table-cell>
          <table:table-cell office:value-type="string" table:style-name="ce10">
            <text:p>https://github.com/react-native-community/react-native-image-picker</text:p>
          </table:table-cell>
          <table:table-cell office:value-type="string" table:style-name="ce3">
            <text:p>Alterado para o https://github.com/react-native-image-picker/react-native-image-picker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share</text:p>
          </table:table-cell>
          <table:table-cell office:value-type="string" table:style-name="ce10">
            <text:p>https://github.com/react-native-community/react-native-share</text:p>
          </table:table-cell>
          <table:table-cell office:value-type="string" table:style-name="ce3">
            <text:p>Alterado para o https://github.com/react-native-share/react-native-shar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pinned-section-listview</text:p>
          </table:table-cell>
          <table:table-cell office:value-type="string" table:style-name="ce10">
            <text:p>https://github.com/beworker/pinned-section-listview</text:p>
          </table:table-cell>
          <table:table-cell office:value-type="string" table:style-name="ce2">
            <text:p>Alterado para o https://github.com/sergejsha/pinned-section-listview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svg</text:p>
          </table:table-cell>
          <table:table-cell office:value-type="string" table:style-name="ce10">
            <text:p>https://github.com/react-native-community/react-native-svg</text:p>
          </table:table-cell>
          <table:table-cell office:value-type="string" table:style-name="ce3">
            <text:p>Alterado para o https://github.com/software-mansion/react-native-svg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-mvc-showcase</text:p>
          </table:table-cell>
          <table:table-cell office:value-type="string" table:style-name="ce10">
            <text:p>https://github.com/spring-projects/spring-mvc-showcase</text:p>
          </table:table-cell>
          <table:table-cell office:value-type="string" table:style-name="ce3">
            <text:p>Alterado para o https://github.com/spring-attic/spring-mvc-showcas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-security-oauth</text:p>
          </table:table-cell>
          <table:table-cell office:value-type="string" table:style-name="ce10">
            <text:p>https://github.com/spring-projects/spring-security-oauth</text:p>
          </table:table-cell>
          <table:table-cell office:value-type="string" table:style-name="ce3">
            <text:p>Alterado para o https://github.com/spring-attic/spring-security-oauth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ct-native-video</text:p>
          </table:table-cell>
          <table:table-cell office:value-type="string" table:style-name="ce10">
            <text:p>https://github.com/react-native-community/react-native-video</text:p>
          </table:table-cell>
          <table:table-cell office:value-type="string" table:style-name="ce3">
            <text:p><text:span text:style-name="T1">Alterado para o<text:s/></text:span><text:span text:style-name="T3">https://github.com/TheWidlarzGroup/react-native-video</text:span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tink</text:p>
          </table:table-cell>
          <table:table-cell office:value-type="string" table:style-name="ce10">
            <text:p>https://github.com/google/tink</text:p>
          </table:table-cell>
          <table:table-cell office:value-type="string" table:style-name="ce3">
            <text:p>Alterado para o https://github.com/tink-crypto/tink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DE-Interview-Questions</text:p>
          </table:table-cell>
          <table:table-cell office:value-type="string" table:style-name="ce10">
            <text:p>https://github.com/rishabh115/SDE-Interview-Questions</text:p>
          </table:table-cell>
          <table:table-cell office:value-type="string" table:style-name="ce3">
            <text:p>Alterado para o https://github.com/twowaits/SDE-Interview-Questions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erver</text:p>
          </table:table-cell>
          <table:table-cell office:value-type="string" table:style-name="ce10">
            <text:p>https://github.com/wildfirechat/server</text:p>
          </table:table-cell>
          <table:table-cell office:value-type="string" table:style-name="ce9">
            <text:p><text:span text:style-name="T1">Alterado para o<text:s/></text:span>https://github.com/wildfirechat/im-server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wiremock</text:p>
          </table:table-cell>
          <table:table-cell office:value-type="string" table:style-name="ce10">
            <text:p>https://github.com/tomakehurst/wiremock</text:p>
          </table:table-cell>
          <table:table-cell office:value-type="string" table:style-name="ce3">
            <text:p>Alterado para o https://github.com/wiremock/wiremock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SpringBoot-Labs</text:p>
          </table:table-cell>
          <table:table-cell office:value-type="string" table:style-name="ce10">
            <text:p>https://github.com/YunaiV/SpringBoot-Labs</text:p>
          </table:table-cell>
          <table:table-cell office:value-type="string" table:style-name="ce3">
            <text:p>Alterado para o https://github.com/yudaocode/SpringBoot-Labs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onemall</text:p>
          </table:table-cell>
          <table:table-cell office:value-type="string" table:style-name="ce10">
            <text:p>https://github.com/YunaiV/onemall</text:p>
          </table:table-cell>
          <table:table-cell office:value-type="string" table:style-name="ce3">
            <text:p>Alterado para o https://github.com/YunaiV/yudao-cloud</text:p>
          </table:table-cell>
          <table:table-cell table:number-columns-repeated="16381"/>
        </table:table-row>
        <table:table-row table:number-rows-repeated="104841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  <style:font-face style:name="Helvetica Neue" svg:font-family="&quot;Helvetica Neue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iperlink" style:family="table-cell" style:data-style-name="N0">
      <style:text-properties fo:color="#467886" style:text-underline-style="solid" style:text-underline-type="single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Fernando Miranda Fiorese Furtado</meta:initial-creator>
    <dc:creator>Fernando Miranda Fiorese Furtado</dc:creator>
    <meta:creation-date>2024-05-22T22:34:20Z</meta:creation-date>
    <dc:date>2024-05-27T02:26:01Z</dc:date>
    <meta:editing-cycles>13</meta:editing-cycles>
    <meta:editing-duration>PT4076S</meta:editing-duration>
  </office:meta>
</office:document-meta>
</file>